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0.57mm" fo:break-before="auto" style:use-optimal-row-height="false"/>
    </style:style>
    <style:style style:name="ro13" style:family="table-row">
      <style:table-row-properties style:row-height="19.6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1.06mm" fo:break-before="auto" style:use-optimal-row-height="true"/>
    </style:style>
    <style:style style:name="ro16" style:family="table-row">
      <style:table-row-properties style:row-height="16.6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972f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ffb66c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ffdbb6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8" style:family="table-cell" style:parent-style-name="Default">
      <style:table-cell-properties fo:background-color="#ffb66c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7" style:family="table-cell" style:parent-style-name="Default">
      <style:table-cell-properties fo:border-bottom="0.99pt solid #000000" fo:background-color="#ffb66c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ffdbb6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ce31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8" office:value-type="string" calcext:value-type="string">
            <text:p>Martes</text:p>
          </table:table-cell>
          <table:table-cell table:style-name="ce28" office:value-type="string" calcext:value-type="string">
            <text:p>Miércoles</text:p>
          </table:table-cell>
          <table:table-cell table:style-name="ce28" office:value-type="string" calcext:value-type="string">
            <text:p>Jueves</text:p>
          </table:table-cell>
          <table:table-cell table:style-name="ce28" office:value-type="string" calcext:value-type="string">
            <text:p>Viernes</text:p>
          </table:table-cell>
          <table:table-cell table:style-name="ce28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gramación</text:p>
          </table:table-cell>
          <table:table-cell table:number-columns-repeated="2" table:style-name="ce29" office:value-type="string" calcext:value-type="string">
            <text:p>Día Libre</text:p>
          </table:table-cell>
          <table:table-cell table:number-columns-repeated="2" table:style-name="ce29" office:value-type="string" calcext:value-type="string">
            <text:p>Programación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27"/>
          <table:table-cell table:number-columns-repeated="4"/>
          <table:table-cell table:style-name="ce31"/>
          <table:covered-table-cell table:style-name="ce43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<text:span text:style-name="T2">08:30hs:</text:span></text:p>
            <text:p><text:span text:style-name="T2">Proyecto Zero o</text:span></text:p>
            <text:p><text:span text:style-name="T2">Terciario</text:span></text:p>
            <text:p><text:span text:style-name="T3">09:00hs</text:span></text:p>
          </table:table-cell>
          <table:table-cell/>
          <table:table-cell table:style-name="ce31" office:value-type="string" calcext:value-type="string">
            <text:p><text:span text:style-name="T2">10:30hs:</text:span></text:p>
            <text:p><text:span text:style-name="T2">Proyecto Zero o</text:span></text:p>
            <text:p><text:span text:style-name="T2">Terciario o</text:span></text:p>
            <text:p><text:span text:style-name="T2"> Código Libre</text:span></text:p>
            <text:p><text:span text:style-name="T1">11:35hs</text:span></text:p>
          </table:table-cell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7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Proyecto Zero o</text:span></text:p>
            <text:p><text:span text:style-name="T2">Terciario</text:span></text:p>
            <text:p><text:span text:style-name="T3">11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yecto Zero o</text:span></text:p>
            <text:p><text:span text:style-name="T2">Terciario</text:span></text:p>
            <text:p><text:span text:style-name="T3">11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table:style-name="ce31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Proyecto</text:span></text:p>
            <text:p><text:span text:style-name="T2">Grupote</text:span></text:p>
            <text:p><text:span text:style-name="T1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<text:span text:style-name="T2">11:30hs:Proyecto </text:span></text:p>
            <text:p><text:span text:style-name="T2">Grupote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5:30hs:</text:p>
            <text:p><text:span text:style-name="T2">Proyecto Zero o</text:span></text:p>
            <text:p><text:span text:style-name="T2">Terciario</text:span>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6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31"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royecto Zero o</text:span></text:p>
            <text:p><text:span text:style-name="T2">Terciario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royecto Zero o</text:span></text:p>
            <text:p><text:span text:style-name="T2">Terciario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royecto Zero o</text:span></text:p>
            <text:p><text:span text:style-name="T2">Terciario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1"/>
          <table:table-cell table:style-name="ce44" table:number-columns-spanned="1" table:number-rows-spanned="4"/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20:20hs:</text:p>
            <text:p><text:span text:style-name="T2">Proyecto Zero o</text:span></text:p>
            <text:p><text:span text:style-name="T2">Terciario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royecto Zero o</text:span></text:p>
            <text:p><text:span text:style-name="T2">Terciario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royecto Zero o</text:span></text:p>
            <text:p><text:span text:style-name="T2">Terciario</text:span></text:p>
            <text:p><text:span text:style-name="T3">22:20hs</text:span></text:p>
          </table:table-cell>
          <table:table-cell office:value-type="string" calcext:value-type="string">
            <text:p><text:span text:style-name="T2">19:30hs:Proyecto</text:span></text:p>
            <text:p><text:span text:style-name="T2">Road &amp; Dust</text:span></text:p>
            <text:p><text:span text:style-name="T1">21:3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5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1"/>
          <table:covered-table-cell table:style-name="ce43"/>
          <table:table-cell table:number-columns-repeated="4"/>
        </table:table-row>
        <table:table-row table:style-name="ro16">
          <table:table-cell/>
          <table:table-cell table:style-name="ce9" office:value-type="string" calcext:value-type="string">
            <text:p>20:00hs</text:p>
            <text:p>-</text:p>
            <text:p>2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7" table:number-rows-repeated="8">
          <table:table-cell/>
          <table:table-cell table:style-name="Default" table:number-columns-repeated="5"/>
          <table:table-cell table:number-columns-repeated="6"/>
        </table:table-row>
        <table:table-row table:style-name="ro17">
          <table:table-cell/>
          <table:table-cell table:style-name="Default" table:number-columns-repeated="3"/>
          <table:table-cell table:style-name="ce1"/>
          <table:table-cell table:style-name="Default"/>
          <table:table-cell table:number-columns-repeated="6"/>
        </table:table-row>
        <table:table-row table:style-name="ro17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7">
          <table:table-cell/>
          <table:table-cell table:style-name="Default"/>
          <table:table-cell table:style-name="ce50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0:07:55.3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57:42.459607871</meta:creation-date>
    <dc:date>2021-08-01T20:23:29.552000000</dc:date>
    <meta:editing-duration>PT8H52M1S</meta:editing-duration>
    <meta:editing-cycles>31</meta:editing-cycles>
    <meta:generator>LibreOffice/6.1.3.2$Windows_X86_64 LibreOffice_project/86daf60bf00efa86ad547e59e09d6bb77c699acb</meta:generator>
    <meta:document-statistic meta:table-count="1" meta:cell-count="87" meta:object-count="0"/>
  </office:meta>
</office:document-meta>
</file>